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68)">
            <text:p>sn(16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22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22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22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22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22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4T11:15:06.39">
            <text:p>2020/2/14 11:1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4T11:15:06.39">
            <text:p>2020/2/14 11:1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22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4T11:15:06.39">
            <text:p>2020/2/14 11:1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22" office:value-type="string">
            <text:p>+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4T11:15:06.39">
            <text:p>2020/2/14 11:1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p=D-A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t.65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2_18-32-57_000.jpg</text:p>
          </table:table-cell>
          <table:table-cell table:style-name="ce24" office:value-type="date" office:date-value="2020-02-13T09:14:08.02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7">
            <text:p>1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type=fill-in,video=3:34~,ch.A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8">
            <text:p>1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version+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19" office:value-type="string">
            <text:p>*</text:p>
          </table:table-cell>
          <table:table-cell table:style-name="ce25" table:formula="of:=NOW()" office:value-type="date" office:date-value="2020-02-14T11:15:06.63">
            <text:p>2020/2/14 11:1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number-columns-repeated="3"/>
          <table:table-cell table:style-name="ce20"/>
          <table:table-cell/>
          <table:table-cell table:style-name="ce20" office:value-type="string">
            <text:p>,tune=d.C 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k.D,tune=d.D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2 </text:p>
          </table:table-cell>
          <table:table-cell/>
          <table:table-cell table:style-name="ce20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3 </text:p>
          </table:table-cell>
          <table:table-cell/>
          <table:table-cell table:style-name="ce20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4 </text:p>
          </table:table-cell>
          <table:table-cell/>
          <table:table-cell table:style-name="ce20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number-columns-repeated="3"/>
          <table:table-cell table:style-name="ce20" office:value-type="string">
            <text:p>R=5</text:p>
          </table:table-cell>
          <table:table-cell/>
          <table:table-cell table:style-name="ce20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21"/>
          <table:table-cell table:number-columns-repeated="3"/>
          <table:table-cell table:style-name="ce21" table:number-columns-repeated="2"/>
          <table:table-cell table:style-name="ce21" office:value-type="string">
            <text:p>step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number-columns-repeated="3"/>
          <table:table-cell table:style-name="ce20" office:value-type="string">
            <text:p>C – c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195]+1" office:value-type="float" office:value="2">
            <text:p>2</text:p>
          </table:table-cell>
          <table:table-cell table:style-name="ce20"/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19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number-columns-repeated="3"/>
          <table:table-cell table:style-name="ce20"/>
          <table:table-cell table:style-name="ce20" office:value-type="string">
            <text:p>\|\| </text:p>
          </table:table-cell>
          <table:table-cell table:style-name="ce20"/>
          <table:table-cell table:style-name="ce20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197]+1" office:value-type="float" office:value="4">
            <text:p>4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(s\.\d+):</text:p>
          </table:table-cell>
          <table:table-cell table:style-name="ce20"/>
          <table:table-cell table:style-name="ce20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198]+1" office:value-type="float" office:value="5">
            <text:p>5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\.N,</text:p>
          </table:table-cell>
          <table:table-cell table:style-name="ce20"/>
          <table:table-cell table:style-name="ce20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199]+1" office:value-type="float" office:value="6">
            <text:p>6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s\.(\d+?)</text:p>
          </table:table-cell>
          <table:table-cell table:style-name="ce20"/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^(\d+?\t.+-\d+),</text:p>
          </table:table-cell>
          <table:table-cell table:style-name="ce20"/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(\d);var</text:p>
          </table:table-cell>
          <table:table-cell table:style-name="ce20"/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0]+1" office:value-type="float" office:value="7">
            <text:p>7</text:p>
          </table:table-cell>
          <table:table-cell table:style-name="ce20"/>
          <table:table-cell table:number-columns-repeated="3"/>
          <table:table-cell table:style-name="ce20" office:value-type="string">
            <text:p>C – a &gt; C – c</text:p>
          </table:table-cell>
          <table:table-cell table:style-name="ce2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number-columns-repeated="3"/>
          <table:table-cell table:style-name="ce20" office:value-type="string">
            <text:p>-</text:p>
          </table:table-cell>
          <table:table-cell table:style-name="ce2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0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number-columns-repeated="3"/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number-columns-repeated="3"/>
          <table:table-cell table:style-name="ce20"/>
          <table:table-cell table:style-name="ce20" office:value-type="string">
            <text:p>M – d &gt; a</text:p>
          </table:table-cell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48.862cm" draw:caption-point-x="-1.353cm" draw:caption-point-y="2.46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25];6;2)">
            <text:p/>
          </table:table-cell>
          <table:table-cell office:value-type="string">
            <text:p>2019-09-30_18-28-44_000.jpg</text:p>
          </table:table-cell>
          <table:table-cell table:formula="of:=MID([.K22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2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4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4T11:15:06.81">
            <text:p>2020/2/14 11:1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618cm" draw:caption-point-x="-1.353cm" draw:caption-point-y="2.46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cla" table:style-name="ta1" table:print="false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5)">
            <text:p>sn(15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31]);&quot;)&quot;)" office:value-type="string" office:string-value="sn(20)">
            <text:p>sn(20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9999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9999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9999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2-14T11:15:06.94">
            <text:p>2020/2/14 11:15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2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2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2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2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2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2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2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2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2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3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3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3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3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3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3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43.726cm" draw:caption-point-x="-1.353cm" draw:caption-point-y="2.46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65];6;2)">
            <text:p/>
          </table:table-cell>
          <table:table-cell office:value-type="string">
            <text:p>2019-09-30_18-28-44_000.jpg</text:p>
          </table:table-cell>
          <table:table-cell table:formula="of:=MID([.K6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6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5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5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7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68)">
            <text:p>sn(168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14T11:15:07.04">
            <text:p>2020/2/14 11:15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68)">
            <text:p>sn(168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14T11:15:07.13">
            <text:p>2020/2/14 11:15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19"/>
          <table:table-cell table:number-columns-repeated="1008"/>
        </table:table-row>
        <table:table-row table:style-name="ro10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0">
          <table:table-cell table:number-columns-repeated="3" table:style-name="ce4" office:value-type="string">
            <text:p>*</text:p>
          </table:table-cell>
          <table:table-cell table:number-columns-repeated="2" table:style-name="ce19" office:value-type="string">
            <text:p>*</text:p>
          </table:table-cell>
          <table:table-cell table:style-name="ce25" table:formula="of:=NOW()" office:value-type="date" office:date-value="2020-02-14T11:15:07.22">
            <text:p>2020/2/14 11:1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number-columns-repeated="6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14T11:15:07.35">
            <text:p>2020/2/14 11:1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68)">
            <text:p>sn(168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4T11:15:07.45">
            <text:p>2020/2/14 11:1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79cm" draw:caption-point-x="-1.353cm" draw:caption-point-y="2.26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14T11:15:07.58">
            <text:p>2020/2/14 11:1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68)">
            <text:p>sn(168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4T11:15:07.68">
            <text:p>2020/2/14 11:1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79cm" draw:caption-point-x="-1.353cm" draw:caption-point-y="2.26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L1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18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18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2020/02/14</text:date>, <text:time>11:15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14T11:15:05.82</dc:date>
    <dc:creator>iwabuchi ken</dc:creator>
    <meta:editing-duration>P7DT25M47S</meta:editing-duration>
    <meta:editing-cycles>681</meta:editing-cycles>
    <meta:generator>OpenOffice/4.1.3$Win32 OpenOffice.org_project/413m1$Build-9783</meta:generator>
    <meta:document-statistic meta:table-count="10" meta:cell-count="4823" meta:object-count="0"/>
    <meta:user-defined meta:name="sheets-banding"/>
    <meta:user-defined meta:name="sheets-original-selection"/>
  </office:meta>
</office:document-meta>
</file>